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NOVAAVALIACAO1" table:style-name="ta1">
        <table:shapes>
          <draw:frame draw:z-index="0" draw:style-name="gr1" draw:text-style-name="P1" svg:width="15.999cm" svg:height="8.999cm" svg:x="1.667cm" svg:y="0.1cm">
            <draw:object draw:notify-on-update-of-ranges="FUNCAONOVAAVALIACAO1.B1:FUNCAONOVAAVALIACAO1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32cm" svg:y="0.286cm">
            <draw:object draw:notify-on-update-of-ranges="FUNCAONOVAAVALIACAO1.C1:FUNCAONOVAAVALIACAO1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30.400167" calcext:value-type="float">
            <text:p>330,400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02.788391" calcext:value-type="float">
            <text:p>302,788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76.410011" calcext:value-type="float">
            <text:p>276,410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73.272715" calcext:value-type="float">
            <text:p>273,272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73.27269" calcext:value-type="float">
            <text:p>273,27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73.274136" calcext:value-type="float">
            <text:p>273,274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77.802211" calcext:value-type="float">
            <text:p>277,802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3.43217" calcext:value-type="float">
            <text:p>273,43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3.298369" calcext:value-type="float">
            <text:p>273,298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73.736298" calcext:value-type="float">
            <text:p>273,736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4.604402" calcext:value-type="float">
            <text:p>274,6044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3.47687" calcext:value-type="float">
            <text:p>273,47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4.217711" calcext:value-type="float">
            <text:p>274,2177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3.645279" calcext:value-type="float">
            <text:p>273,6452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7.166679" calcext:value-type="float">
            <text:p>277,166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3.917698" calcext:value-type="float">
            <text:p>273,917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6.410841" calcext:value-type="float">
            <text:p>276,410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5.33369" calcext:value-type="float">
            <text:p>275,333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3.284031" calcext:value-type="float">
            <text:p>273,284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4.876293" calcext:value-type="float">
            <text:p>274,876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3.500429" calcext:value-type="float">
            <text:p>273,500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6.683911" calcext:value-type="float">
            <text:p>276,6839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6.450362" calcext:value-type="float">
            <text:p>276,450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5.241519" calcext:value-type="float">
            <text:p>275,241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6.423171" calcext:value-type="float">
            <text:p>276,423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.520567" calcext:value-type="float">
            <text:p>273,520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3.525342" calcext:value-type="float">
            <text:p>273,5253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7.484894" calcext:value-type="float">
            <text:p>277,484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4.45848" calcext:value-type="float">
            <text:p>274,45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6.4102" calcext:value-type="float">
            <text:p>276,41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73.545364" calcext:value-type="float">
            <text:p>273,545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9.679108" calcext:value-type="float">
            <text:p>279,679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5.31983" calcext:value-type="float">
            <text:p>275,319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3.637534" calcext:value-type="float">
            <text:p>273,6375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5.228331" calcext:value-type="float">
            <text:p>275,228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3.670352" calcext:value-type="float">
            <text:p>273,670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73.818236" calcext:value-type="float">
            <text:p>273,8182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6.430214" calcext:value-type="float">
            <text:p>276,4302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4.340547" calcext:value-type="float">
            <text:p>274,3405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6.755423" calcext:value-type="float">
            <text:p>276,7554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6.975161" calcext:value-type="float">
            <text:p>276,9751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8.032841" calcext:value-type="float">
            <text:p>278,0328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74.219911" calcext:value-type="float">
            <text:p>274,219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6.409999" calcext:value-type="float">
            <text:p>276,40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4.90012" calcext:value-type="float">
            <text:p>274,90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5.645504" calcext:value-type="float">
            <text:p>275,6455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73.733126" calcext:value-type="float">
            <text:p>273,733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3.879152" calcext:value-type="float">
            <text:p>273,8791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5.633098" calcext:value-type="float">
            <text:p>275,633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3.442554" calcext:value-type="float">
            <text:p>273,4425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7.215786" calcext:value-type="float">
            <text:p>277,2157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3.67029" calcext:value-type="float">
            <text:p>273,670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84.986773" calcext:value-type="float">
            <text:p>284,986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76.416676" calcext:value-type="float">
            <text:p>276,4166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4.312497" calcext:value-type="float">
            <text:p>274,312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4.323637" calcext:value-type="float">
            <text:p>274,3236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4.059069" calcext:value-type="float">
            <text:p>274,0590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5.496988" calcext:value-type="float">
            <text:p>275,4969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3.96545" calcext:value-type="float">
            <text:p>273,965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5.509027" calcext:value-type="float">
            <text:p>275,5090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76.449736" calcext:value-type="float">
            <text:p>276,4497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4.844104" calcext:value-type="float">
            <text:p>274,8441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3.4483" calcext:value-type="float">
            <text:p>273,44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73.891153" calcext:value-type="float">
            <text:p>273,8911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73.784646" calcext:value-type="float">
            <text:p>273,7846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4.675532" calcext:value-type="float">
            <text:p>274,6755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4.716878" calcext:value-type="float">
            <text:p>274,716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73.614815" calcext:value-type="float">
            <text:p>273,6148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3.524776" calcext:value-type="float">
            <text:p>273,524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6.672253" calcext:value-type="float">
            <text:p>276,6722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76.959568" calcext:value-type="float">
            <text:p>276,9595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5.159355" calcext:value-type="float">
            <text:p>275,1593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77.057807" calcext:value-type="float">
            <text:p>277,0578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5.139599" calcext:value-type="float">
            <text:p>275,139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3T12:06:07.538197442</dc:date>
    <meta:editing-duration>PT6M20S</meta:editing-duration>
    <meta:editing-cycles>2</meta:editing-cycles>
    <meta:generator>LibreOffice/7.3.7.2$Linux_X86_64 LibreOffice_project/30$Build-2</meta:generator>
    <meta:document-statistic meta:table-count="1" meta:cell-count="22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37cm" svg:y="0.316cm" chart:style-name="ch2">
          <text:p>FUNÇÃO TESTE 6 - AVALIAÇÕES</text:p>
        </chart:title>
        <chart:plot-area chart:style-name="ch3" table:cell-range-address="FUNCAONOVAAVALIACAO1.B1:FUNCAONOVAAVALIACAO1.B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NOVAAVALIACAO1.B1:FUNCAONOVAAVALIACAO1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FUNCAONOVAAVALIACAO1.B1:FUNCAONOVAAVALIACAO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cm" svg:y="0.316cm" chart:style-name="ch2">
          <text:p>FUNÇÃO TESTE 6 - FITNESS</text:p>
        </chart:title>
        <chart:plot-area chart:style-name="ch3" table:cell-range-address="FUNCAONOVAAVALIACAO1.C1:FUNCAONOVAAVALIACAO1.C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FUNCAONOVAAVALIACAO1.C1:FUNCAONOVAAVALIACAO1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0.400167">
                <text:p>330.400167</text:p>
                <draw:g>
                  <svg:desc>FUNCAONOVAAVALIACAO1.C1:FUNCAONOVAAVALIACAO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788391">
                <text:p>302.788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.410011">
                <text:p>276.41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715">
                <text:p>273.272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9">
                <text:p>273.27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4136">
                <text:p>273.274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.802211">
                <text:p>277.80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43217">
                <text:p>273.43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98369">
                <text:p>273.298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36298">
                <text:p>273.736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.604402">
                <text:p>274.604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47687">
                <text:p>273.47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.217711">
                <text:p>274.217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645279">
                <text:p>273.645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.166679">
                <text:p>277.166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917698">
                <text:p>273.91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.410841">
                <text:p>276.410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.33369">
                <text:p>275.33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84031">
                <text:p>273.284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.876293">
                <text:p>274.87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500429">
                <text:p>273.500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.683911">
                <text:p>276.683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.450362">
                <text:p>276.450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.241519">
                <text:p>275.241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.423171">
                <text:p>276.423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520567">
                <text:p>273.520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525342">
                <text:p>273.525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.484894">
                <text:p>277.484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.45848">
                <text:p>274.45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6.4102">
                <text:p>276.4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545364">
                <text:p>273.545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.679108">
                <text:p>279.679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.31983">
                <text:p>275.31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637534">
                <text:p>273.637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.228331">
                <text:p>275.228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.670352">
                <text:p>273.670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818236">
                <text:p>273.818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430214">
                <text:p>276.430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4.340547">
                <text:p>274.340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.755423">
                <text:p>276.755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.975161">
                <text:p>276.975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.032841">
                <text:p>278.032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.219911">
                <text:p>274.219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.409999">
                <text:p>276.40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.90012">
                <text:p>274.9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645504">
                <text:p>275.645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733126">
                <text:p>273.733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879152">
                <text:p>273.879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.633098">
                <text:p>275.63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442554">
                <text:p>273.442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.215786">
                <text:p>277.215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.67029">
                <text:p>273.67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4.986773">
                <text:p>284.986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.416676">
                <text:p>276.416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.312497">
                <text:p>274.312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.323637">
                <text:p>274.3236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.059069">
                <text:p>274.059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.496988">
                <text:p>275.496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96545">
                <text:p>273.96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5.509027">
                <text:p>275.5090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6.449736">
                <text:p>276.449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4.844104">
                <text:p>274.844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.4483">
                <text:p>273.4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.891153">
                <text:p>273.891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.784646">
                <text:p>273.784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.675532">
                <text:p>274.675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4.716878">
                <text:p>274.716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.614815">
                <text:p>273.614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.524776">
                <text:p>273.52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6.672253">
                <text:p>276.672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6.959568">
                <text:p>276.959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5.159355">
                <text:p>275.159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.057807">
                <text:p>277.057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.139599">
                <text:p>275.139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